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style:font-name-asian="DejaVu Sans" style:font-name-complex="Noto Sans Arab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erif" style:language-complex="hi" style:country-complex="IN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<text:span text:style-name="T1"><text:a xlink:href="mailto:naveenkarnan5@gmail.com" xlink:type="simple">naveenkarnan5@gmail.com</text:a></text:span></text:p>
          </table:table-cell>
        </table:table-row>
        <table:table-row table:style-name="ro1">
          <table:table-cell office:value-type="string" calcext:value-type="string">
            <text:p><text:span text:style-name="T2"><text:a xlink:href="mailto:naveenkarnan5@gmail.com" xlink:type="simple">naveenkarnan5@gmail.com</text:a></text:span></text:p>
          </table:table-cell>
        </table:table-row>
        <table:table-row table:style-name="ro1">
          <table:table-cell table:style-name="ce1" office:value-type="string" calcext:value-type="string">
            <text:p><text:a xlink:href="mailto:naveenaknaviii@gmail.com" xlink:type="simple">naveenaknaviii@gmail.com</text:a></text:p>
          </table:table-cell>
        </table:table-row>
        <table:table-row table:style-name="ro1">
          <table:table-cell/>
        </table:table-row>
        <table:table-row table:style-name="ro1">
          <table:table-cell table:style-name="Default"/>
        </table:table-row>
        <table:table-row table:style-name="ro1">
          <table:table-cell table:style-name="ce2" office:value-type="string" calcext:value-type="string">
            <text:p><text:a xlink:href="mailto:claudenaveen@gmail.com" xlink:type="simple">claudenaveen@gmail.com</text:a></text:p>
          </table:table-cell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21:32:36.4864091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27:38.291836273</meta:creation-date>
    <dc:date>2025-02-20T21:45:52.709369596</dc:date>
    <meta:editing-duration>PT5H34M35S</meta:editing-duration>
    <meta:editing-cycles>24</meta:editing-cycles>
    <meta:generator>LibreOffice/24.8.4.2$Linux_X86_64 LibreOffice_project/480$Build-2</meta:generator>
    <meta:document-statistic meta:table-count="1" meta:cell-count="4" meta:object-count="0"/>
  </office:meta>
</office:document-meta>
</file>